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69fa" officeooo:paragraph-rsid="001f6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abelnetzwerk</text:p>
      <text:p text:style-name="P1"/>
      <text:p text:style-name="P1">Die PuavoBox kann in jede aktuelle und professionell verkabelte Netzwerkinfrastruktur ohne Aufwand integriert werden. </text:p>
      <text:p text:style-name="P1">Das typische <text:s/>Kabel-Netzwerkinfrastruktur ist 'sternförmig' aufgebaut: Von einem zentralen Ort geht je eine (am besten mit 1GBit/s) Leitung in jedes Klassenzimmer. Alle diese Patchkabel sind mit einem Switch verbunden.</text:p>
      <text:p text:style-name="P1">Es sind aber auch andere, an die speziellen Eigenheiten der Schule angepasste, Varianten möglich.</text:p>
      <text:p text:style-name="P1">Die PuavoBox ist <text:s/>netzwerktechnisch wie ein Router (mit integrierter Firewall!). Sie hat zwei Netzwerk-Ports: Ein Port ist mit dem Internet und der Andere ist mit den Switch verbunden.</text:p>
      <text:p text:style-name="P1">Im einfachsten Fall ersetzt die PuavoBox also einfach Ihren 'alten' Router. </text:p>
      <text:p text:style-name="P1">Die PuavoBox macht dann, was ihr Router vorher auch schon getan hat: Alle angeschlossenen <text:s/>Computer und Laptops werden ins Netzwerk integriert und mit dem Internet verbunden.</text:p>
      <text:p text:style-name="P1">Die PuavoBox kann aber mehr als der 'alte' Router: Die PuavoBox stellt die gesamte Puavo ICT Umgebung zur Verfügu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8:17:28.013474070</meta:creation-date>
    <dc:date>2017-06-25T18:19:13.873524657</dc:date>
    <meta:editing-duration>PT1M46S</meta:editing-duration>
    <meta:editing-cycles>1</meta:editing-cycles>
    <meta:document-statistic meta:table-count="0" meta:image-count="0" meta:object-count="0" meta:page-count="1" meta:paragraph-count="8" meta:word-count="142" meta:character-count="996" meta:non-whitespace-character-count="857"/>
    <meta:generator>LibreOffice/5.2.6.2$Linux_x86 LibreOffice_project/a3100ed2409ebf1c212f5048fbe377c281438fdc</meta:generator>
  </office:meta>
</office:document-meta>
</file>